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break-before="page"/>
      <style:text-properties officeooo:paragraph-rsid="001bfe6a"/>
    </style:style>
    <style:style style:name="P4" style:family="paragraph" style:parent-style-name="Standard">
      <style:paragraph-properties fo:text-align="center" style:justify-single-word="false"/>
      <style:text-properties officeooo:paragraph-rsid="001cfda6"/>
    </style:style>
    <style:style style:name="T1" style:family="text">
      <style:text-properties officeooo:rsid="001687bd"/>
    </style:style>
    <style:style style:name="T2" style:family="text">
      <style:text-properties officeooo:rsid="001d91a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officeooo:rsid="002101ec" style:font-size-asian="44pt" style:font-size-complex="44pt"/>
    </style:style>
    <style:style style:name="T5" style:family="text">
      <style:text-properties fo:font-size="44pt" officeooo:rsid="0021169d" style:font-size-asian="44pt" style:font-size-complex="44pt"/>
    </style:style>
    <style:style style:name="T6" style:family="text">
      <style:text-properties officeooo:rsid="00217858"/>
    </style:style>
    <style:style style:name="T7" style:family="text">
      <style:text-properties fo:font-weight="bold" officeooo:rsid="0011fb96" style:font-weight-asian="bold" style:font-weight-complex="bold"/>
    </style:style>
    <style:style style:name="T8" style:family="text">
      <style:text-properties fo:font-weight="bold" officeooo:rsid="0021785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LISTA </text:span><text:span text:style-name="T5">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7">BOA VISTA, </text:span><text:span text:style-name="T8">12</text:span><text:span text:style-name="T7"> DE </text:span><text:span text:style-name="T8">OUTUBRO</text:span><text:span text:style-name="T7"> DE 2020</text:span>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10-05T21:52:14.054161231</dc:date>
    <meta:editing-duration>PT7M2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7" meta:word-count="25" meta:character-count="150" meta:non-whitespace-character-count="129"/>
  </office:meta>
</office:document-meta>
</file>